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Contents_20_Heading">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Text_20_body">
      <style:text-properties fo:font-style="normal" style:font-style-asian="normal" style:font-style-complex="normal"/>
    </style:style>
    <style:style style:name="P14" style:family="paragraph" style:parent-style-name="Standard">
      <style:text-properties fo:font-style="normal" style:font-style-asian="normal" style:font-style-complex="normal"/>
    </style:style>
    <style:style style:name="P15"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Inhaltsverzeichnis</text:p>
          </text:index-title>
          <text:p text:style-name="P12"><text:s/>0.Prolog<text:tab/>5</text:p>
          <text:p text:style-name="P12"><text:s/>1.Büro 1: Schlemmer<text:tab/>9</text:p>
          <text:p text:style-name="P12"><text:s/>2.Büro 2: Ingeborg<text:tab/>11</text:p>
          <text:p text:style-name="P12"><text:s/>3.Büro 3: Kommission<text:tab/>13</text:p>
          <text:p text:style-name="P12"><text:s/>4.Büro 4: Hazeltine<text:tab/>16</text:p>
          <text:p text:style-name="P12"><text:s/>5.Flughafen 1: Scarlett<text:tab/>18</text:p>
          <text:p text:style-name="P12"><text:s/>6.Büro 5: Scarlett wird vermisst<text:tab/>21</text:p>
          <text:p text:style-name="P12"><text:s/>7.Büro 6: Scarlett kommt wieder<text:tab/>26</text:p>
          <text:p text:style-name="P12"><text:s/>8.Büro 7: Otto<text:tab/>29</text:p>
          <text:p text:style-name="P12"><text:s/>9.Brandenburger Tor 1: Festnahme<text:tab/>34</text:p>
          <text:p text:style-name="P12"><text:s/>10.Wohnung 1: Offenbarung<text:tab/>35</text:p>
          <text:p text:style-name="P12"><text:s/>11.Autofahrt 1<text:tab/>40</text:p>
        </text:index-body>
      </text:table-of-content>
      <text:p text:style-name="Standard"/>
      <text:p text:style-name="P6">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6"/>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5"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14"/>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5"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Autofahrt 1</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5" text:outline-level="1">Grand Hotel Potemkin 1</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5" text:outline-level="1">Verhör 1</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Austausch 1</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text:p>
      <text:p text:style-name="Text_20_body">Ja, Sir! Es tut mir leid, dass ich mich nicht rasiert habe</text:p>
      <text:p text:style-name="Text_20_body">heute Morgen.</text:p>
      <text:p text:style-name="Text_20_body">INGEBORG</text:p>
      <text:p text:style-name="Text_20_body">Schauen Sie sich mein Kleid an – es ist ruiniert!</text:p>
      <text:p text:style-name="Text_20_body">MacNAMARA</text:p>
      <text:p text:style-name="Text_20_body">Haben Sie Probleme, aus</text:p>
      <text:p text:style-name="Text_20_body">Ostberlin?</text:p>
      <text:p text:style-name="Text_20_body">, SCHLEMMER |</text:p>
      <text:p text:style-name="Text_20_body">Nein, aber ich hatte ein kleines Problem in _ mo -</text:p>
      <text:p text:style-name="Text_20_body">„West-Berlin – ich wurde abgeholt von</text:p>
      <text:p text:style-name="Text_20_body">ein amerikanischer Soldat in einem Jeep –</text:p>
      <text:p text:style-name="Text_20_body">er war sehr frisch -- wollte</text:p>
      <text:p text:style-name="Text_20_body">mach ein Foto von mir für etwas</text:p>
      <text:p text:style-name="Text_20_body"><text:soft-page-break/>heißt Playboy.</text:p>
      <text:p text:style-name="Text_20_body">MacNAMARA</text:p>
      <text:p text:style-name="Text_20_body">Also gut, raus aus diesen albernen –</text:p>
      <text:p text:style-name="Text_20_body">Kleidung - wir haben viel Arbeit</text:p>
      <text:p text:style-name="Text_20_body">zu tun,</text:p>
      <text:p text:style-name="Text_20_body">SCHLEMMER</text:p>
      <text:p text:style-name="Text_20_body">Ja, Sir. Wenn ich meinen Anzug haben kann –</text:p>
      <text:p text:style-name="Text_20_body">INGEBORG</text:p>
      <text:p text:style-name="Text_20_body">(zeigt)</text:p>
      <text:p text:style-name="Text_20_body">es ist in Ihrem Büro.</text:p>
      <text:p text:style-name="Text_20_body">Schlemmer greift vorne an seinem Kleid herunter und holt seine - falschen Wimpern - zwei aufgeblasene Luftballons hervor, die mit einer Schnur zusammengebunden sind. Einer von ihnen ist grün, einer von ihnen ist gelb, und auf beiden steht YANKEE GO HOME.</text:p>
      <text:p text:style-name="Text_20_body">102 =SOINT. 'MacNAMARA'S OF FICE - ~ MORGEN:</text:p>
      <text:p text:style-name="Text_20_body">Scarlett sitzt immer noch neben dem verzweifelten Otto auf der Couch.</text:p>
      <text:p text:style-name="Text_20_body">SCARLETT</text:p>
      <text:p text:style-name="Text_20_body">(plappert drauflos)</text:p>
      <text:p text:style-name="Text_20_body">Und das Einkaufen wird so viel Spaß machen.</text:p>
      <text:p text:style-name="Text_20_body">Wir brauchen eine Wiege und ein Kinderbett und ein</text:p>
      <text:p text:style-name="Text_20_body">Babyausstattung - und wir müssen runterlaufen</text:p>
      <text:p text:style-name="Text_20_body">für ein paar Tage nach Paris - sie haben</text:p>
      <text:p text:style-name="Text_20_body">einige tolle Umstandsmode bei</text:p>
      <text:p text:style-name="Text_20_body">Christian Diors --</text:p>
      <text:p text:style-name="Text_20_body">OTTS</text:p>
      <text:p text:style-name="Text_20_body">(hebt den Kopf);</text:p>
      <text:p text:style-name="Text_20_body">Liebling, das musst du alles vergessen. ©</text:p>
      <text:p text:style-name="Text_20_body">Wir können uns nicht einmal Milch für die ... leisten.</text:p>
      <text:p text:style-name="Text_20_body">Baby.</text:p>
      <text:p text:style-name="Text_20_body">SCARLETT</text:p>
      <text:p text:style-name="Text_20_body">Oh, die Ärzte haben eine ganz neue</text:p>
      <text:p text:style-name="Text_20_body">Theorie - Milch ist das Schlimmste</text:p>
      <text:p text:style-name="Text_20_body">für Babys.</text:p>
      <text:p text:style-name="Text_20_body">Otto steht auf, geht vom Sofa weg. In der Tür steht</text:p>
      <text:p text:style-name="Text_20_body">MacNamara, hört zu.</text:p>
      <text:p text:style-name="Text_20_body">OTTO</text:p>
      <text:p text:style-name="Text_20_body">Verstehst du nicht, Scarlett? —</text:p>
      <text:p text:style-name="Text_20_body"><text:soft-page-break/>Ich bin durch -- fertig --</text:p>
      <text:p text:style-name="Text_20_body">- ausgespielt. An die Kommunisten,</text:p>
      <text:p text:style-name="Text_20_body">Ich bin ein amerikanischer Spion - für die</text:p>
      <text:p text:style-name="Text_20_body">Amerikaner, ich bin Kommunist.</text:p>
      <text:p text:style-name="Text_20_body">Ich habe nichts - kein Zuhause, keinen Job,</text:p>
      <text:p text:style-name="Text_20_body">nicht einmal mein Motorrad.</text:p>
      <text:p text:style-name="Text_20_body">MacNAMARA</text:p>
      <text:p text:style-name="Text_20_body">Das ist hart, alles was du hast ist ein</text:p>
      <text:p text:style-name="Text_20_body">reiche Frau. OO,</text:p>
      <text:p text:style-name="Text_20_body">SCARLETT</text:p>
      <text:p text:style-name="Text_20_body">(zu Otto)</text:p>
      <text:p text:style-name="Text_20_body">Er hat recht. -Im Januar, wenn ich</text:p>
      <text:p text:style-name="Text_20_body">achtzehn, Papa gibt mir zehn.</text:p>
      <text:p text:style-name="Text_20_body">Tausend Aktien von Coca-Cola.</text:p>
      <text:p text:style-name="Text_20_body">OTTO</text:p>
      <text:p text:style-name="Text_20_body">Ich bin ein Arbeiter, kein Gigolo! Ich</text:p>
      <text:p text:style-name="Text_20_body">wird kein Geld von Ihnen nehmen.</text:p>
      <text:p text:style-name="Text_20_body">(FORTSETZUNG)</text:p>
      <text:p text:style-name="Text_20_body">7 ro |</text:p>
      <text:p text:style-name="Text_20_body">Darauf können Sie wetten!</text:p>
      <text:p text:style-name="Text_20_body">(zu Scarlett)</text:p>
      <text:p text:style-name="Text_20_body">Denn wenn dein Vater es herausfindet</text:p>
      <text:p text:style-name="Text_20_body">wen du geheiratet hast, er wird dich abschneiden</text:p>
      <text:p text:style-name="Text_20_body">. ohne einen roten Cent - Sie sollten</text:p>
      <text:p text:style-name="Text_20_body">entschuldigen Sie den Ausdruck.</text:p>
      <text:p text:style-name="Text_20_body">SCARLETT</text:p>
      <text:p text:style-name="Text_20_body">Ich denke schon. Papa hat jeden Tag einen Anfall</text:p>
      <text:p text:style-name="Text_20_body">jedes Mal, wenn ich etwas mit Russisch bestelle</text:p>
      <text:p text:style-name="Text_20_body">Dressing.</text:p>
      <text:p text:style-name="Text_20_body">MacNAMARA</text:p>
      <text:p text:style-name="Text_20_body">Sieht schlimm aus, nicht wahr? Aber es ist ein</text:p>
      <text:p text:style-name="Text_20_body">gut, dass ich euch Kinder mag - ich werde euch helfen - wenn ihr Idioten seid</text:p>
      <text:p text:style-name="Text_20_body">hier wird zusammenarbeiten,</text:p>
      <text:p text:style-name="Text_20_body">OTTO</text:p>
      <text:p text:style-name="Text_20_body">Fahr zur Hölle!</text:p>
      <text:p text:style-name="Text_20_body"><text:soft-page-break/>.‘ Ingeborg kommt aus dem Vorzimmer, immer noch im Regenmantel.</text:p>
      <text:p text:style-name="Text_20_body">Hinter ihr sehen wir Angestellte, die zur Arbeit kommen.</text:p>
      <text:p text:style-name="Text_20_body">INGEBORG ; - oo Bong-Abstand. Mr. Hazeltine ist</text:p>
      <text:p text:style-name="Text_20_body">Anruf aus Lond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15.</text:chapter><text:tab/><text:chapter text:display="name" text:outline-level="1">Büro 8: Das Erwachen</text:chapter><text:tab/><text:page-number text:select-page="current">5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1T16:38:21.01</dc:date>
    <dc:creator>Jirka Dell'Oro-Friedl</dc:creator>
    <meta:editing-duration>P17DT7H20M55S</meta:editing-duration>
    <meta:editing-cycles>102</meta:editing-cycles>
    <meta:generator>OpenOffice/4.1.15$Win32 OpenOffice.org_project/4115m2$Build-9813</meta:generator>
    <meta:document-statistic meta:table-count="1" meta:image-count="0" meta:object-count="1" meta:page-count="53" meta:paragraph-count="1070" meta:word-count="16275" meta:character-count="104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